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1000000592202CCB15332F173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0.904cm" svg:x="1.083cm" svg:y="4.685cm">
          <draw:image xlink:href="Pictures/100000000000051000000592202CCB15332F17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13:21.009544064</meta:creation-date>
    <dc:date>2018-04-27T16:13:58.310508728</dc:date>
    <meta:editing-duration>PT3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